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120000001045F9831A6A57D99A.png" manifest:media-type="image/png"/>
  <manifest:file-entry manifest:full-path="Pictures/100002010000001200000010094C2DFE42610614.png" manifest:media-type="image/png"/>
  <manifest:file-entry manifest:full-path="Pictures/10000201000000100000001039001BCF259E8A75.png" manifest:media-type="image/png"/>
  <manifest:file-entry manifest:full-path="Pictures/1000020100000012000000106935FE35585E12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Ubuntu2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1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1.A" style:family="table-column">
      <style:table-column-properties style:column-width="5.84cm"/>
    </style:style>
    <style:style style:name="Tableau1.B" style:family="table-column">
      <style:table-column-properties style:column-width="3.124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9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1cm" table:align="left" style:shadow="#0099ff -0.18cm -0.18cm"/>
    </style:style>
    <style:style style:name="Tableau3.A" style:family="table-column">
      <style:table-column-properties style:column-width="4.431cm"/>
    </style:style>
    <style:style style:name="Tableau3.B" style:family="table-column">
      <style:table-column-properties style:column-width="3.522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2.625cm"/>
    </style:style>
    <style:style style:name="Tableau3.E" style:family="table-column">
      <style:table-column-properties style:column-width="5.327cm"/>
    </style:style>
    <style:style style:name="Tableau3.F" style:family="table-column">
      <style:table-column-properties style:column-width="5.653cm"/>
    </style:style>
    <style:style style:name="Tableau3.G" style:family="table-column">
      <style:table-column-properties style:column-width="2.611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2pt" officeooo:paragraph-rsid="00dab184" style:font-size-asian="2pt" style:font-size-complex="2pt"/>
    </style:style>
    <style:style style:name="P6" style:family="paragraph" style:parent-style-name="Standard">
      <style:text-properties fo:font-size="2pt" officeooo:paragraph-rsid="000cd3fd" style:font-size-asian="2pt" style:font-size-complex="2pt"/>
    </style:style>
    <style:style style:name="P7" style:family="paragraph" style:parent-style-name="Standard">
      <style:text-properties fo:font-size="2pt" officeooo:paragraph-rsid="00e2a5f8" style:font-size-asian="2pt" style:font-size-complex="2pt"/>
    </style:style>
    <style:style style:name="P8" style:family="paragraph" style:parent-style-name="Standard">
      <style:text-properties fo:font-size="4pt" style:font-size-asian="4pt" style:font-size-complex="4pt"/>
    </style:style>
    <style:style style:name="P9" style:family="paragraph" style:parent-style-name="Standard">
      <style:text-properties fo:font-size="4pt" officeooo:paragraph-rsid="00410c4e" style:font-size-asian="4pt" style:font-size-complex="4pt"/>
    </style:style>
    <style:style style:name="P10" style:family="paragraph" style:parent-style-name="Standard">
      <style:text-properties fo:font-size="4pt" officeooo:paragraph-rsid="00dab184" style:font-size-asian="4pt" style:font-size-complex="4pt"/>
    </style:style>
    <style:style style:name="P11" style:family="paragraph" style:parent-style-name="Standard">
      <style:text-properties fo:font-size="3pt" style:font-size-asian="3pt" style:font-size-complex="3pt"/>
    </style:style>
    <style:style style:name="P12" style:family="paragraph" style:parent-style-name="Standard">
      <style:text-properties fo:font-size="3pt" officeooo:paragraph-rsid="00e2a5f8" style:font-size-asian="3pt" style:font-size-complex="3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ableau_20_libellé">
      <style:text-properties officeooo:rsid="00bdf55e" officeooo:paragraph-rsid="00e2a5f8"/>
    </style:style>
    <style:style style:name="P16" style:family="paragraph" style:parent-style-name="Tableau_20_libellé">
      <style:text-properties officeooo:rsid="00d7afdc" officeooo:paragraph-rsid="00dab184"/>
    </style:style>
    <style:style style:name="P17" style:family="paragraph" style:parent-style-name="Tableau_20_libellé">
      <style:text-properties officeooo:paragraph-rsid="00dab184"/>
    </style:style>
    <style:style style:name="P18" style:family="paragraph" style:parent-style-name="Tableau_20_libellé">
      <style:text-properties officeooo:rsid="00e2a5ad" officeooo:paragraph-rsid="00e2a5ad"/>
    </style:style>
    <style:style style:name="P19" style:family="paragraph" style:parent-style-name="Tableau_20_libellé">
      <style:text-properties officeooo:rsid="00e2a5ad" officeooo:paragraph-rsid="00e2a5f8"/>
    </style:style>
    <style:style style:name="P20" style:family="paragraph" style:parent-style-name="Tableau_20_libellé">
      <style:text-properties officeooo:paragraph-rsid="00e2a5f8"/>
    </style:style>
    <style:style style:name="P21" style:family="paragraph" style:parent-style-name="Tableau_20_libellé">
      <style:text-properties officeooo:rsid="00f040ae" officeooo:paragraph-rsid="00f040ae"/>
    </style:style>
    <style:style style:name="P22" style:family="paragraph" style:parent-style-name="Tableau_20_libellé">
      <style:text-properties officeooo:rsid="00f5b178" officeooo:paragraph-rsid="00f5b178"/>
    </style:style>
    <style:style style:name="P23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0e2a5f8"/>
    </style:style>
    <style:style style:name="P24" style:family="paragraph" style:parent-style-name="Tableau_20_valeur">
      <style:text-properties officeooo:paragraph-rsid="00c1887c"/>
    </style:style>
    <style:style style:name="P25" style:family="paragraph" style:parent-style-name="Tableau_20_valeur">
      <style:text-properties officeooo:paragraph-rsid="00c323a6"/>
    </style:style>
    <style:style style:name="P26" style:family="paragraph" style:parent-style-name="Tableau_20_valeur">
      <style:text-properties officeooo:rsid="00bdf55e" officeooo:paragraph-rsid="00e2a5f8"/>
    </style:style>
    <style:style style:name="P27" style:family="paragraph" style:parent-style-name="Tableau_20_valeur">
      <style:text-properties officeooo:paragraph-rsid="00dab184"/>
    </style:style>
    <style:style style:name="P28" style:family="paragraph" style:parent-style-name="Tableau_20_valeur">
      <style:text-properties officeooo:rsid="00e7aaef" officeooo:paragraph-rsid="00e7aaef"/>
    </style:style>
    <style:style style:name="P29" style:family="paragraph" style:parent-style-name="Tableau_20_valeur">
      <style:text-properties officeooo:rsid="00ec587a"/>
    </style:style>
    <style:style style:name="P30" style:family="paragraph" style:parent-style-name="Tableau_20_valeur">
      <style:text-properties officeooo:rsid="00ecbf6b" officeooo:paragraph-rsid="00dab184"/>
    </style:style>
    <style:style style:name="P31" style:family="paragraph" style:parent-style-name="Tableau_20_valeur">
      <style:text-properties officeooo:rsid="00ecbf6b" officeooo:paragraph-rsid="00ecbf6b"/>
    </style:style>
    <style:style style:name="P32" style:family="paragraph" style:parent-style-name="Tableau_20_valeur">
      <style:text-properties officeooo:paragraph-rsid="00f040ae"/>
    </style:style>
    <style:style style:name="P33" style:family="paragraph" style:parent-style-name="Titre_20_document">
      <style:text-properties officeooo:rsid="00cd8cbf" officeooo:paragraph-rsid="00ecf8a3"/>
    </style:style>
    <style:style style:name="P34" style:family="paragraph" style:parent-style-name="Titre_20_Action">
      <style:text-properties officeooo:paragraph-rsid="00dab184"/>
    </style:style>
    <style:style style:name="P35" style:family="paragraph" style:parent-style-name="Titre_20_OO">
      <style:text-properties officeooo:paragraph-rsid="00423794"/>
    </style:style>
    <style:style style:name="P36" style:family="paragraph" style:parent-style-name="Titre_20_OS">
      <style:text-properties officeooo:paragraph-rsid="00410c4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37"><text:span text:style-name="T7">do section- if view.is_dashboard()</text:span></text:p></office:annotation><office:annotation><dc:creator>sge</dc:creator><dc:date>2016-09-30T09:15:47</dc:date><text:p text:style-name="P37"><text:span text:style-name="T12">do text if view.uids_to_objs(brains)</text:span></text:p></office:annotation><text:span text:style-name="T3">brains (cette ligne sera enlevée)</text:span></text:p>
        <text:p text:style-name="P13"><office:annotation><dc:creator>sge </dc:creator><dc:date>2013-10-18T14:28:03</dc:date><text:p text:style-name="P37"><text:span text:style-name="T10">do text if context.getPortalTypeName()=='</text:span><text:span text:style-name="T15">projectspace</text:span><text:span text:style-name="T10">'</text:span></text:p></office:annotation><text:span text:style-name="T4">Sélection d’</text:span>objectif<text:span text:style-name="T4">s</text:span> stratégique<text:span text:style-name="T4">s</text:span></text:p>
        <text:p text:style-name="P13"><office:annotation><dc:creator>sge </dc:creator><dc:date>2013-10-18T14:28:03</dc:date><text:p text:style-name="P37"><text:span text:style-name="T10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3"><office:annotation><dc:creator>sge </dc:creator><dc:date>2013-10-18T14:28:03</dc:date><text:p text:style-name="P37"><text:span text:style-name="T10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7"><text:span text:style-name="T7">do section- if not view.is_dashboard()</text:span></text:p></office:annotation><office:annotation><dc:creator>sge </dc:creator><dc:date>2013-10-18T14:28:03</dc:date><text:p text:style-name="P37"><text:span text:style-name="T10">do text if context.getPortalTypeName()=='</text:span><text:span text:style-name="T15">strategicobjective</text:span><text:span text:style-name="T10">'</text:span></text:p></office:annotation><text:span text:style-name="T6">Fiche d’un </text:span>objectif stratégique</text:p>
        <text:p text:style-name="P14"><office:annotation><dc:creator>sge </dc:creator><dc:date>2013-10-18T14:28:03</dc:date><text:p text:style-name="P37"><text:span text:style-name="T10">do text if context.getPortalTypeName()=='operationalobjective'</text:span></text:p></office:annotation><text:span text:style-name="T6">Fiche d’un </text:span>objectif opérationnel</text:p>
        <text:p text:style-name="P14"><office:annotation><dc:creator>sge </dc:creator><dc:date>2013-10-18T14:28:03</dc:date><text:p text:style-name="P37"><text:span text:style-name="T10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37"><text:span text:style-name="T15">do section- for so in view.getStrategicObjectives(skip_states=view.skip_states())</text:span></text:p></office:annotation></text:span><text:span text:style-name="T2"><text:s/></text:span></text:p>
        <table:table table:name="Tableau2" table:style-name="Tableau2">
          <table:table-column table:style-name="Tableau2.A"/>
          <table:table-row>
            <table:table-cell table:style-name="Tableau2.A1" office:value-type="string">
              <text:h text:style-name="P36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loext:mime-type="image/png"/></draw:frame><text:bookmark-start text:name="__RefHeading___Toc781_1946196899"/><office:annotation><dc:creator>sge</dc:creator><dc:date>2016-09-02T14:45:56</dc:date><text:p text:style-name="P37"><text:span text:style-name="T14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9"/>
        <text:section text:style-name="Sect1" text:name="Section OO">
          <text:p text:style-name="P8"><office:annotation><dc:creator>sge</dc:creator><dc:date>2016-09-05T15:17:45</dc:date><text:p text:style-name="P37"><text:span text:style-name="T11">do section- for oo in view.getOperationalObjectives(so=so, skip_states=view.skip_states())</text:span></text:p></office:annotation>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column table:style-name="Tableau1.E"/>
            <table:table-row>
              <table:table-cell table:style-name="Tableau1.A1" table:number-columns-spanned="5" office:value-type="string">
                <text:h text:style-name="P35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loext:mime-type="image/png"/></draw:frame><text:bookmark-start text:name="__RefHeading___Toc783_1946196899"/><office:annotation><dc:creator>sge</dc:creator><dc:date>2016-09-05T15:20:16</dc:date><text:p text:style-name="P37"><text:span text:style-name="T13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Tableau1.2">
              <table:table-cell table:style-name="Tableau1.A2" office:value-type="string">
                <text:p text:style-name="P18">Services</text:p>
              </table:table-cell>
              <table:table-cell table:style-name="Tableau1.A2" office:value-type="string">
                <text:p text:style-name="Tableau_20_libellé">Échéance</text:p>
              </table:table-cell>
              <table:table-cell table:style-name="Tableau1.A2" office:value-type="string">
                <text:p text:style-name="Tableau_20_libellé">Priorité</text:p>
              </table:table-cell>
              <table:table-cell table:style-name="Tableau1.A2" office:value-type="string">
                <text:p text:style-name="Tableau_20_libellé">Statut</text:p>
              </table:table-cell>
              <table:table-cell table:style-name="Tableau1.E2" office:value-type="string">
                <text:p text:style-name="Tableau_20_libellé">Indicateurs</text:p>
              </table:table-cell>
            </table:table-row>
            <table:table-row>
              <table:table-cell table:style-name="Tableau1.A3" office:value-type="string">
                <text:p text:style-name="Tableau_20_valeur"><text:text-input text:description="">oo_v.display_voc('manager')</text:text-input></text:p>
              </table:table-cell>
              <table:table-cell table:style-name="Tableau1.A3" office:value-type="string">
                <text:p text:style-name="P24"><text:text-input text:description="">oo_v.display_date('planned_end_date')</text:text-input></text:p>
              </table:table-cell>
              <table:table-cell table:style-name="Tableau1.A3" office:value-type="string">
                <text:p text:style-name="P25"><text:text-input text:description="">oo_v.get_value('priority')</text:text-input></text:p>
              </table:table-cell>
              <table:table-cell table:style-name="Tableau1.A3" office:value-type="string">
                <text:p text:style-name="P29"><text:text-input text:description="">oo_v.translate(oo_v.get_state())</text:text-input></text:p>
              </table:table-cell>
              <table:table-cell table:style-name="Tableau1.E3" office:value-type="string">
                <text:p text:style-name="P24"><office:annotation><dc:creator>sge </dc:creator><dc:date>2013-06-21T22:15:44</dc:date><text:p text:style-name="P37"><text:span text:style-name="T9">do text</text:span><text:span text:style-name="T10"> if oo.result_indicator</text:span></text:p><text:p text:style-name="P37"><text:span text:style-name="T9">from xhtml(oo_v</text:span><text:span text:style-name="T10">.display_widget('result_indicator'</text:span><text:span text:style-name="T9">))</text:span></text:p></office:annotation>result indicator</text:p>
              </table:table-cell>
            </table:table-row>
          </table:table>
          <text:p text:style-name="P11"/>
          <text:section text:style-name="Sect1" text:name="Section Action 1">
            <text:p text:style-name="P11"><office:annotation><dc:creator>sge</dc:creator><dc:date>2016-09-06T13:10:29</dc:date><text:p text:style-name="P37"><text:span text:style-name="T11">do section- for act_tup in enumerate(view.getActions(oo=oo, skip_states=view.skip_states()))</text:span></text:p></office:annotation></text:p>
            <text:section text:style-name="Sect1" text:name="Section Action 2">
              <text:p text:style-name="P11"><office:annotation><dc:creator>sge</dc:creator><dc:date>2016-11-28T16:05:29</dc:date><text:p text:style-name="P37"><text:span text:style-name="T12">do section- with act_i=act_tup[0];act=act_tup[1];</text:span><text:span text:style-name="T8">act_v=view.getDGHV(act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column table:style-name="Tableau3.C"/>
                <table:table-column table:style-name="Tableau3.D"/>
                <table:table-column table:style-name="Tableau3.E"/>
                <table:table-column table:style-name="Tableau3.F"/>
                <table:table-column table:style-name="Tableau3.G"/>
                <table:table-row>
                  <table:table-cell table:style-name="Tableau3.A1" table:number-columns-spanned="7" office:value-type="string">
                    <text:h text:style-name="P34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loext:mime-type="image/png"/></draw:frame><text:bookmark-start text:name="__RefHeading___Toc785_1946196899"/><text:text-input text:description="">act.Title()</text:text-input><text:bookmark-end text:name="__RefHeading___Toc785_1946196899"/></text:h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au3.A2" office:value-type="string">
                    <text:p text:style-name="P18"><office:annotation><dc:creator>sge</dc:creator><dc:date>2016-11-28T16:30:20</dc:date><text:p text:style-name="P37"><text:span text:style-name="T12">do row if act_i==0 or with_tasks</text:span></text:p></office:annotation>Service</text:p>
                  </table:table-cell>
                  <table:table-cell table:style-name="Tableau3.B2" office:value-type="string">
                    <text:p text:style-name="P22">Porteur de l'action</text:p>
                  </table:table-cell>
                  <table:table-cell table:style-name="Tableau3.C2" office:value-type="string">
                    <text:p text:style-name="P17">Échéance</text:p>
                  </table:table-cell>
                  <table:table-cell table:style-name="Tableau3.D2" office:value-type="string">
                    <text:p text:style-name="P17">Statut</text:p>
                  </table:table-cell>
                  <table:table-cell table:style-name="Tableau3.E2" office:value-type="string">
                    <text:p text:style-name="P16">Indice santé</text:p>
                  </table:table-cell>
                  <table:table-cell table:style-name="Tableau3.F2" office:value-type="string">
                    <text:p text:style-name="P21">Indicateur résultat</text:p>
                  </table:table-cell>
                  <table:table-cell table:style-name="Tableau3.G2" office:value-type="string">
                    <text:p text:style-name="P16">Progression</text:p>
                  </table:table-cell>
                </table:table-row>
                <table:table-row>
                  <table:table-cell table:style-name="Tableau3.A3" office:value-type="string">
                    <text:p text:style-name="P27"><text:text-input text:description="">act_v.display_voc('manager')</text:text-input></text:p>
                  </table:table-cell>
                  <table:table-cell table:style-name="Tableau3.B3" office:value-type="string">
                    <text:p text:style-name="P27"><text:text-input text:description="">act_v.display_voc('responsible')</text:text-input></text:p>
                  </table:table-cell>
                  <table:table-cell table:style-name="Tableau3.C3" office:value-type="string">
                    <text:p text:style-name="P27"><text:text-input text:description="">act_v.display_date('planned_end_date')</text:text-input></text:p>
                  </table:table-cell>
                  <table:table-cell table:style-name="Tableau3.D3" office:value-type="string">
                    <text:p text:style-name="P30"><text:text-input text:description="">act_v.translate(act_v.get_state())</text:text-input></text:p>
                  </table:table-cell>
                  <table:table-cell table:style-name="Tableau3.E3" office:value-type="string">
                    <text:p text:style-name="P27"><office:annotation><dc:creator>sge </dc:creator><dc:date>2013-06-17T14:29:33</dc:date><text:p text:style-name="P37"><text:span text:style-name="T11">do text</text:span></text:p><text:p text:style-name="P37"><text:span text:style-name="T11">from xhtml(act_v.formatHealthIndicator())</text:span></text:p></office:annotation>champ health_indicator_details</text:p>
                  </table:table-cell>
                  <table:table-cell table:style-name="Tableau3.F3" office:value-type="string">
                    <text:p text:style-name="P32"><office:annotation><dc:creator>sge </dc:creator><dc:date>2013-06-21T22:15:44</dc:date><text:p text:style-name="P37"><text:span text:style-name="T9">do text</text:span><text:span text:style-name="T10"> if act.result_indicator</text:span></text:p><text:p text:style-name="P37"><text:span text:style-name="T9">from xhtml(act_v</text:span><text:span text:style-name="T10">.display_widget('result_indicator'</text:span><text:span text:style-name="T9">))</text:span></text:p></office:annotation>result indicator</text:p>
                  </table:table-cell>
                  <table:table-cell table:style-name="Tableau3.G3" office:value-type="string">
                    <text:p text:style-name="P27"><text:text-input text:description="">act_v.get_value('progress')</text:text-input></text:p>
                  </table:table-cell>
                </table:table-row>
              </table:table>
              <text:p text:style-name="P10"/>
              <text:section text:style-name="Sect1" text:name="Section Tache 1">
                <text:p text:style-name="P10"><office:annotation><dc:creator>sge</dc:creator><dc:date>2016-11-24T11:10:56</dc:date><text:p text:style-name="P37"><text:span text:style-name="T8">do section- if with_tasks</text:span></text:p></office:annotation></text:p>
                <text:p text:style-name="P12"><text:soft-page-break/></text:p>
                <table:table table:name="Tableau4" table:style-name="Tableau4">
                  <table:table-column table:style-name="Tableau4.A"/>
                  <table:table-column table:style-name="Tableau4.B"/>
                  <table:table-column table:style-name="Tableau4.C"/>
                  <table:table-column table:style-name="Tableau4.D"/>
                  <table:table-column table:style-name="Tableau4.E"/>
                  <table:table-row>
                    <table:table-cell table:style-name="Tableau4.A1" office:value-type="string">
                      <text:p text:style-name="P23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loext:mime-type="image/png"/></draw:frame>Intitulé</text:p>
                    </table:table-cell>
                    <table:table-cell table:style-name="Tableau4.A1" office:value-type="string">
                      <text:p text:style-name="P19">Service</text:p>
                    </table:table-cell>
                    <table:table-cell table:style-name="Tableau4.A1" office:value-type="string">
                      <text:p text:style-name="P20">Échéance</text:p>
                    </table:table-cell>
                    <table:table-cell table:style-name="Tableau4.A1" office:value-type="string">
                      <text:p text:style-name="P19">Statut</text:p>
                    </table:table-cell>
                    <table:table-cell table:style-name="Tableau4.E1" office:value-type="string">
                      <text:p text:style-name="P15">Utilisateur</text:p>
                    </table:table-cell>
                  </table:table-row>
                  <table:table-row>
                    <table:table-cell table:style-name="Tableau4.A2" office:value-type="string">
                      <text:p text:style-name="P26"><office:annotation><dc:creator>sge</dc:creator><dc:date>2016-11-28T16:25:59</dc:date><text:p text:style-name="P37"><text:span text:style-name="T8">do row for task in view.getTasks(action=act, skip_states=view.skip_states())</text:span></text:p></office:annotation><text:text-input text:description="">task.title</text:text-input></text:p>
                    </table:table-cell>
                    <table:table-cell table:style-name="Tableau4.A2" office:value-type="string">
                      <text:p text:style-name="P28"><text:text-input text:description="">view.getDGHV(task).display_voc('assigned_group')</text:text-input></text:p>
                    </table:table-cell>
                    <table:table-cell table:style-name="Tableau4.A2" office:value-type="string">
                      <text:p text:style-name="P28"><text:text-input text:description="">view.getDGHV(task).display_date('due_date')</text:text-input></text:p>
                    </table:table-cell>
                    <table:table-cell table:style-name="Tableau4.A2" office:value-type="string">
                      <text:p text:style-name="P31"><text:text-input text:description="">view.getDGHV(task).translate(view.getDGHV(task).get_state())</text:text-input></text:p>
                    </table:table-cell>
                    <table:table-cell table:style-name="Tableau4.E2" office:value-type="string">
                      <text:p text:style-name="P28"><text:text-input text:description="">view.getDGHV(task).display_voc('assigned_user')</text:text-input></text:p>
                    </table:table-cell>
                  </table:table-row>
                </table:table>
                <text:p text:style-name="P7"/>
              </text:section>
              <text:p text:style-name="P5"/>
            </text:section>
            <text:p text:style-name="P4"/>
          </text:section>
          <text:p text:style-name="P4"/>
        </text:section>
        <text:p text:style-name="P4"/>
      </text:section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Ubuntu2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2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4.2$Linux_X86_64 LibreOffice_project/30$Build-2</meta:generator>
    <dc:date>2020-02-27T15:11:04.029785152</dc:date>
    <dc:creator>bleybaert</dc:creator>
    <meta:editing-duration>P2DT13H16M35S</meta:editing-duration>
    <meta:editing-cycles>219</meta:editing-cycles>
    <meta:document-statistic meta:table-count="4" meta:image-count="4" meta:object-count="0" meta:page-count="2" meta:paragraph-count="51" meta:word-count="118" meta:character-count="1095" meta:non-whitespace-character-count="1054"/>
  </office:meta>
</office:document-meta>
</file>